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729fcf"/>
      <style:text-properties fo:color="#ffffff"/>
    </style:style>
    <style:style style:name="ce3" style:family="table-cell" style:parent-style-name="Default" style:data-style-name="N10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Utente</text:p>
          </table:table-cell>
          <table:table-cell table:style-name="ce1" office:value-type="string" calcext:value-type="string">
            <text:p>Membership</text:p>
          </table:table-cell>
          <table:table-cell table:number-columns-repeated="3"/>
        </table:table-row>
        <table:table-row table:style-name="ro1">
          <table:table-cell office:value-type="float" office:value="91827" calcext:value-type="float">
            <text:p>91827</text:p>
          </table:table-cell>
          <table:table-cell office:value-type="string" calcext:value-type="string">
            <text:p>Premium</text:p>
          </table:table-cell>
          <table:table-cell table:number-columns-repeated="3"/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string" calcext:value-type="string">
            <text:p>Gold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ilver</text:p>
          </table:table-cell>
          <table:table-cell table:number-columns-repeated="3"/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string" calcext:value-type="string">
            <text:p>Premium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Gol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ORDINI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tente</text:p>
          </table:table-cell>
          <table:table-cell table:style-name="ce1" office:value-type="string" calcext:value-type="string">
            <text:p>Acquisto</text:p>
          </table:table-cell>
          <table:table-cell table:style-name="ce1" office:value-type="string" calcext:value-type="string">
            <text:p>Membership</text:p>
          </table:table-cell>
          <table:table-cell table:style-name="ce1" office:value-type="string" calcext:value-type="string">
            <text:p>Sconto</text:p>
          </table:table-cell>
          <table:table-cell table:style-name="ce1" office:value-type="string" calcext:value-type="string">
            <text:p>Subtotale</text:p>
          </table:table-cell>
        </table:table-row>
        <table:table-row table:style-name="ro1">
          <table:table-cell office:value-type="float" office:value="91827" calcext:value-type="float">
            <text:p>91827</text:p>
          </table:table-cell>
          <table:table-cell office:value-type="float" office:value="100" calcext:value-type="float">
            <text:p>100</text:p>
          </table:table-cell>
          <table:table-cell table:formula="of:= VLOOKUP([.A10]; [.$A$2:.$B$6]; 2; 0)" office:value-type="string" office:string-value="Premium" calcext:value-type="string">
            <text:p>Premium</text:p>
          </table:table-cell>
          <table:table-cell table:style-name="ce3" table:formula="of:= IF([.C10] = &quot;Premium&quot;; 5; 0)" office:value-type="float" office:value="5" calcext:value-type="float">
            <text:p>5.0%</text:p>
          </table:table-cell>
          <table:table-cell table:formula="of:= [.B10] - [.B10]*([.D10]/100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float" office:value="20" calcext:value-type="float">
            <text:p>20</text:p>
          </table:table-cell>
          <table:table-cell table:formula="of:= VLOOKUP([.A11]; [.$A$2:.$B$6]; 2; 0)" office:value-type="string" office:string-value="Gold" calcext:value-type="string">
            <text:p>Gold</text:p>
          </table:table-cell>
          <table:table-cell table:style-name="ce3" table:formula="of:= IF([.C11] = &quot;Premium&quot;; 5; 0)" office:value-type="float" office:value="0" calcext:value-type="float">
            <text:p>0.0%</text:p>
          </table:table-cell>
          <table:table-cell table:formula="of:= [.B11] - [.B11]*([.D11]/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0" calcext:value-type="float">
            <text:p>30</text:p>
          </table:table-cell>
          <table:table-cell table:formula="of:= VLOOKUP([.A12]; [.$A$2:.$B$6]; 2; 0)" office:value-type="string" office:string-value="Silver" calcext:value-type="string">
            <text:p>Silver</text:p>
          </table:table-cell>
          <table:table-cell table:style-name="ce3" table:formula="of:= IF([.C12] = &quot;Premium&quot;; 5; 0)" office:value-type="float" office:value="0" calcext:value-type="float">
            <text:p>0.0%</text:p>
          </table:table-cell>
          <table:table-cell table:formula="of:= [.B12] - [.B12]*([.D12]/10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1827" calcext:value-type="float">
            <text:p>91827</text:p>
          </table:table-cell>
          <table:table-cell office:value-type="float" office:value="10" calcext:value-type="float">
            <text:p>10</text:p>
          </table:table-cell>
          <table:table-cell table:formula="of:= VLOOKUP([.A13]; [.$A$2:.$B$6]; 2; 0)" office:value-type="string" office:string-value="Premium" calcext:value-type="string">
            <text:p>Premium</text:p>
          </table:table-cell>
          <table:table-cell table:style-name="ce3" table:formula="of:= IF([.C13] = &quot;Premium&quot;; 5; 0)" office:value-type="float" office:value="5" calcext:value-type="float">
            <text:p>5.0%</text:p>
          </table:table-cell>
          <table:table-cell table:formula="of:= [.B13] - [.B13]*([.D13]/100)"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float" office:value="400" calcext:value-type="float">
            <text:p>400</text:p>
          </table:table-cell>
          <table:table-cell table:formula="of:= VLOOKUP([.A14]; [.$A$2:.$B$6]; 2; 0)" office:value-type="string" office:string-value="Gold" calcext:value-type="string">
            <text:p>Gold</text:p>
          </table:table-cell>
          <table:table-cell table:style-name="ce3" table:formula="of:= IF([.C14] = &quot;Premium&quot;; 5; 0)" office:value-type="float" office:value="0" calcext:value-type="float">
            <text:p>0.0%</text:p>
          </table:table-cell>
          <table:table-cell table:formula="of:= [.B14] - [.B14]*([.D14]/100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00" calcext:value-type="float">
            <text:p>1000</text:p>
          </table:table-cell>
          <table:table-cell table:formula="of:= VLOOKUP([.A15]; [.$A$2:.$B$6]; 2; 0)" office:value-type="string" office:string-value="Silver" calcext:value-type="string">
            <text:p>Silver</text:p>
          </table:table-cell>
          <table:table-cell table:style-name="ce3" table:formula="of:= IF([.C15] = &quot;Premium&quot;; 5; 0)" office:value-type="float" office:value="0" calcext:value-type="float">
            <text:p>0.0%</text:p>
          </table:table-cell>
          <table:table-cell table:formula="of:= [.B15] - [.B15]*([.D15]/100)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float" office:value="400" calcext:value-type="float">
            <text:p>400</text:p>
          </table:table-cell>
          <table:table-cell table:formula="of:= VLOOKUP([.A16]; [.$A$2:.$B$6]; 2; 0)" office:value-type="string" office:string-value="Premium" calcext:value-type="string">
            <text:p>Premium</text:p>
          </table:table-cell>
          <table:table-cell table:style-name="ce3" table:formula="of:= IF([.C16] = &quot;Premium&quot;; 5; 0)" office:value-type="float" office:value="5" calcext:value-type="float">
            <text:p>5.0%</text:p>
          </table:table-cell>
          <table:table-cell table:formula="of:= [.B16] - [.B16]*([.D16]/100)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00" calcext:value-type="float">
            <text:p>500</text:p>
          </table:table-cell>
          <table:table-cell table:formula="of:= VLOOKUP([.A17]; [.$A$2:.$B$6]; 2; 0)" office:value-type="string" office:string-value="Gold" calcext:value-type="string">
            <text:p>Gold</text:p>
          </table:table-cell>
          <table:table-cell table:style-name="ce3" table:formula="of:= IF([.C17] = &quot;Premium&quot;; 5; 0)" office:value-type="float" office:value="0" calcext:value-type="float">
            <text:p>0.0%</text:p>
          </table:table-cell>
          <table:table-cell table:formula="of:= [.B17] - [.B17]*([.D17]/100)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float" office:value="50" calcext:value-type="float">
            <text:p>50</text:p>
          </table:table-cell>
          <table:table-cell table:formula="of:= VLOOKUP([.A18]; [.$A$2:.$B$6]; 2; 0)" office:value-type="string" office:string-value="Premium" calcext:value-type="string">
            <text:p>Premium</text:p>
          </table:table-cell>
          <table:table-cell table:style-name="ce3" table:formula="of:= IF([.C18] = &quot;Premium&quot;; 5; 0)" office:value-type="float" office:value="5" calcext:value-type="float">
            <text:p>5.0%</text:p>
          </table:table-cell>
          <table:table-cell table:formula="of:= [.B18] - [.B18]*([.D18]/100)" office:value-type="float" office:value="47.5" calcext:value-type="float">
            <text:p>47.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0" calcext:value-type="float">
            <text:p>60</text:p>
          </table:table-cell>
          <table:table-cell table:formula="of:= VLOOKUP([.A19]; [.$A$2:.$B$6]; 2; 0)" office:value-type="string" office:string-value="Gold" calcext:value-type="string">
            <text:p>Gold</text:p>
          </table:table-cell>
          <table:table-cell table:style-name="ce3" table:formula="of:= IF([.C19] = &quot;Premium&quot;; 5; 0)" office:value-type="float" office:value="0" calcext:value-type="float">
            <text:p>0.0%</text:p>
          </table:table-cell>
          <table:table-cell table:formula="of:= [.B19] - [.B19]*([.D19]/100)" office:value-type="float" office:value="60" calcext:value-type="float">
            <text:p>6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 calcext:value-type="string">
            <text:p>ORDINI 2.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tente</text:p>
          </table:table-cell>
          <table:table-cell table:style-name="ce1" office:value-type="string" calcext:value-type="string">
            <text:p>Acquisto</text:p>
          </table:table-cell>
          <table:table-cell table:style-name="ce1" office:value-type="string" calcext:value-type="string">
            <text:p>Sconto</text:p>
          </table:table-cell>
          <table:table-cell table:style-name="ce1" office:value-type="string" calcext:value-type="string">
            <text:p>Subtotale</text:p>
          </table:table-cell>
          <table:table-cell/>
        </table:table-row>
        <table:table-row table:style-name="ro1">
          <table:table-cell office:value-type="float" office:value="91827" calcext:value-type="float">
            <text:p>91827</text:p>
          </table:table-cell>
          <table:table-cell office:value-type="float" office:value="100" calcext:value-type="float">
            <text:p>100</text:p>
          </table:table-cell>
          <table:table-cell table:style-name="ce3" table:formula="of:= IF(VLOOKUP([.A24]; [.$A$2:.$B$6]; 2; 0) = &quot;Premium&quot;; 5; 0)" office:value-type="float" office:value="5" calcext:value-type="float">
            <text:p>5.0%</text:p>
          </table:table-cell>
          <table:table-cell table:formula="of:= [.B24] - [.B24]*([.C24]/100)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float" office:value="20" calcext:value-type="float">
            <text:p>20</text:p>
          </table:table-cell>
          <table:table-cell table:style-name="ce3" table:formula="of:= IF(VLOOKUP([.A25]; [.$A$2:.$B$6]; 2; 0) = &quot;Premium&quot;; 5; 0)" office:value-type="float" office:value="0" calcext:value-type="float">
            <text:p>0.0%</text:p>
          </table:table-cell>
          <table:table-cell table:formula="of:= [.B25] - [.B25]*([.C25]/100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0" calcext:value-type="float">
            <text:p>30</text:p>
          </table:table-cell>
          <table:table-cell table:style-name="ce3" table:formula="of:= IF(VLOOKUP([.A26]; [.$A$2:.$B$6]; 2; 0) = &quot;Premium&quot;; 5; 0)" office:value-type="float" office:value="0" calcext:value-type="float">
            <text:p>0.0%</text:p>
          </table:table-cell>
          <table:table-cell table:formula="of:= [.B26] - [.B26]*([.C26]/100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91827" calcext:value-type="float">
            <text:p>91827</text:p>
          </table:table-cell>
          <table:table-cell office:value-type="float" office:value="10" calcext:value-type="float">
            <text:p>10</text:p>
          </table:table-cell>
          <table:table-cell table:style-name="ce3" table:formula="of:= IF(VLOOKUP([.A27]; [.$A$2:.$B$6]; 2; 0) = &quot;Premium&quot;; 5; 0)" office:value-type="float" office:value="5" calcext:value-type="float">
            <text:p>5.0%</text:p>
          </table:table-cell>
          <table:table-cell table:formula="of:= [.B27] - [.B27]*([.C27]/100)" office:value-type="float" office:value="9.5" calcext:value-type="float">
            <text:p>9.5</text:p>
          </table:table-cell>
          <table:table-cell/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float" office:value="400" calcext:value-type="float">
            <text:p>400</text:p>
          </table:table-cell>
          <table:table-cell table:style-name="ce3" table:formula="of:= IF(VLOOKUP([.A28]; [.$A$2:.$B$6]; 2; 0) = &quot;Premium&quot;; 5; 0)" office:value-type="float" office:value="0" calcext:value-type="float">
            <text:p>0.0%</text:p>
          </table:table-cell>
          <table:table-cell table:formula="of:= [.B28] - [.B28]*([.C28]/100)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00" calcext:value-type="float">
            <text:p>1000</text:p>
          </table:table-cell>
          <table:table-cell table:style-name="ce3" table:formula="of:= IF(VLOOKUP([.A29]; [.$A$2:.$B$6]; 2; 0) = &quot;Premium&quot;; 5; 0)" office:value-type="float" office:value="0" calcext:value-type="float">
            <text:p>0.0%</text:p>
          </table:table-cell>
          <table:table-cell table:formula="of:= [.B29] - [.B29]*([.C29]/100)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float" office:value="400" calcext:value-type="float">
            <text:p>400</text:p>
          </table:table-cell>
          <table:table-cell table:style-name="ce3" table:formula="of:= IF(VLOOKUP([.A30]; [.$A$2:.$B$6]; 2; 0) = &quot;Premium&quot;; 5; 0)" office:value-type="float" office:value="5" calcext:value-type="float">
            <text:p>5.0%</text:p>
          </table:table-cell>
          <table:table-cell table:formula="of:= [.B30] - [.B30]*([.C30]/100)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00" calcext:value-type="float">
            <text:p>500</text:p>
          </table:table-cell>
          <table:table-cell table:style-name="ce3" table:formula="of:= IF(VLOOKUP([.A31]; [.$A$2:.$B$6]; 2; 0) = &quot;Premium&quot;; 5; 0)" office:value-type="float" office:value="0" calcext:value-type="float">
            <text:p>0.0%</text:p>
          </table:table-cell>
          <table:table-cell table:formula="of:= [.B31] - [.B31]*([.C31]/100)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float" office:value="50" calcext:value-type="float">
            <text:p>50</text:p>
          </table:table-cell>
          <table:table-cell table:style-name="ce3" table:formula="of:= IF(VLOOKUP([.A32]; [.$A$2:.$B$6]; 2; 0) = &quot;Premium&quot;; 5; 0)" office:value-type="float" office:value="5" calcext:value-type="float">
            <text:p>5.0%</text:p>
          </table:table-cell>
          <table:table-cell table:formula="of:= [.B32] - [.B32]*([.C32]/100)" office:value-type="float" office:value="47.5" calcext:value-type="float">
            <text:p>47.5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0" calcext:value-type="float">
            <text:p>60</text:p>
          </table:table-cell>
          <table:table-cell table:style-name="ce3" table:formula="of:= IF(VLOOKUP([.A33]; [.$A$2:.$B$6]; 2; 0) = &quot;Premium&quot;; 5; 0)" office:value-type="float" office:value="0" calcext:value-type="float">
            <text:p>0.0%</text:p>
          </table:table-cell>
          <table:table-cell table:formula="of:= [.B33] - [.B33]*([.C33]/100)" office:value-type="float" office:value="60" calcext:value-type="float">
            <text:p>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0122" number:language="en" number:country="US">
      <number:number number:decimal-places="1" number:min-decimal-places="1" number:min-integer-digits="1"/>
      <number:text>%</number:text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7-28">00/00/0000</text:date></text:span><text:span text:style-name="MT1">, </text:span><text:span text:style-name="MT1"><text:time style:data-style-name="N2" text:time-value="15:55:08.234000000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8T15:44:27.530000000</meta:creation-date>
    <dc:date>2022-07-28T16:08:00.327000000</dc:date>
    <meta:editing-duration>PT12M39S</meta:editing-duration>
    <meta:editing-cycles>2</meta:editing-cycles>
    <meta:generator>LibreOffice/7.2.0.4$Windows_X86_64 LibreOffice_project/9a9c6381e3f7a62afc1329bd359cc48accb6435b</meta:generator>
    <meta:document-statistic meta:table-count="1" meta:cell-count="113" meta:object-count="0"/>
  </office:meta>
</office:document-meta>
</file>